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09cm" fo:min-width="13.2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47cm" fo:min-width="2.5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021cm" fo:min-width="0cm"/>
    </style:style>
    <style:style style:name="gr5" style:family="graphic" style:parent-style-name="standard">
      <style:graphic-properties svg:stroke-color="#ff3333" draw:fill-color="#ffffff" draw:textarea-horizontal-align="justify" draw:textarea-vertical-align="middle" draw:auto-grow-height="false" fo:min-height="1.858cm" fo:min-width="13.216cm"/>
    </style:style>
    <style:style style:name="gr6" style:family="graphic" style:parent-style-name="standard">
      <style:graphic-properties svg:stroke-color="#ff3333" draw:fill-color="#ffffff" draw:textarea-horizontal-align="justify" draw:textarea-vertical-align="middle" draw:auto-grow-height="false" fo:min-height="1.147cm" fo:min-width="2.548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ff3333" draw:fill="none" draw:fill-color="#ff3333" fo:min-height="0.766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ff" draw:fill-color="#ffffff" draw:textarea-horizontal-align="justify" draw:textarea-vertical-align="middle" draw:auto-grow-height="false" fo:min-height="1.147cm" fo:min-width="2.548cm"/>
    </style:style>
    <style:style style:name="gr13" style:family="graphic" style:parent-style-name="objectwithoutfill">
      <style:graphic-properties svg:stroke-width="0.102cm" svg:stroke-color="#0000ff" draw:marker-start-width="0.508cm" draw:marker-end="Arrow" draw:marker-end-width="0.6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  <style:text-properties fo:color="#ff3333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color="#ff3333" fo:font-size="12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fo:font-weight="bold" style:font-weight-asian="bold" style:font-weight-complex="bold"/>
    </style:style>
    <style:style style:name="P10" style:family="paragraph">
      <loext:graphic-properties draw:fill="none" draw:fill-color="#ff3333"/>
      <style:text-properties fo:color="#000000" fo:font-weight="bold" style:font-weight-asian="bold" style:font-weight-complex="bold"/>
    </style:style>
    <style:style style:name="P11" style:family="paragraph">
      <style:text-properties fo:color="#ff3333" fo:font-size="12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ff3333" fo:font-size="12pt" fo:font-weight="bold" style:font-weight-asian="bold" style:font-weight-complex="bold"/>
    </style:style>
    <style:style style:name="P13" style:family="paragraph">
      <style:paragraph-properties fo:text-align="center"/>
      <style:text-properties fo:color="#0000ff" fo:font-size="12pt" fo:font-weight="bold" style:font-weight-asian="bold" style:font-weight-complex="bold"/>
    </style:style>
    <style:style style:name="P14" style:family="paragraph">
      <loext:graphic-properties draw:fill-color="#ffffff"/>
      <style:paragraph-properties fo:text-align="center"/>
      <style:text-properties fo:color="#0000ff"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ff"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16cm" svg:height="2.159cm" svg:x="2.27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.397cm" svg:x="2.905cm" svg:y="7.604cm">
          <text:p text:style-name="P2">sent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.397cm" svg:x="11.16cm" svg:y="7.604cm">
          <text:p text:style-name="P2">sent3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42cm" svg:height="0.962cm" svg:x="7.223cm" svg:y="6.555cm">
          <draw:text-box>
            <text:p text:style-name="P3"><text:span text:style-name="T1">preproc_text</text:span></text:p>
          </draw:text-box>
        </draw:frame>
        <draw:custom-shape draw:style-name="gr4" draw:text-style-name="P5" draw:layer="layout" svg:width="0.381cm" svg:height="0.381cm" svg:x="6.321cm" svg:y="8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81cm" svg:height="0.381cm" svg:x="10.421cm" svg:y="8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81cm" svg:height="0.381cm" svg:x="14.621cm" svg:y="8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3.716cm" svg:height="2.108cm" svg:x="2.27cm" svg:y="12.9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1.397cm" svg:x="2.905cm" svg:y="14.005cm">
          <text:p text:style-name="P2">sent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1.397cm" svg:x="6.969cm" svg:y="14.005cm">
          <text:p text:style-name="P6"><text:span text:style-name="T2">sent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1.397cm" svg:x="11.16cm" svg:y="14.005cm">
          <text:p text:style-name="P2">sent3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278cm" svg:height="0.962cm" svg:x="7.223cm" svg:y="12.956cm">
          <draw:text-box>
            <text:p text:style-name="P3"><text:span text:style-name="T1">original_text</text:span></text:p>
          </draw:text-box>
        </draw:frame>
        <draw:custom-shape draw:style-name="gr4" draw:text-style-name="P5" draw:layer="layout" svg:width="0.381cm" svg:height="0.381cm" svg:x="6.321cm" svg:y="1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81cm" svg:height="0.381cm" svg:x="10.421cm" svg:y="1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81cm" svg:height="0.381cm" svg:x="14.621cm" svg:y="1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6.461cm" svg:y1="15.224cm" svg:x2="6.461cm" svg:y2="8.874cm">
          <text:p/>
        </draw:line>
        <draw:frame draw:style-name="gr8" draw:text-style-name="P10" draw:layer="layout" svg:width="2.413cm" svg:height="1.016cm" svg:x="4.683cm" svg:y="11.541cm">
          <draw:text-box>
            <text:p text:style-name="P9"><text:span text:style-name="T3">Offset</text:span></text:p>
          </draw:text-box>
        </draw:frame>
        <draw:custom-shape draw:style-name="gr4" draw:text-style-name="P5" draw:layer="layout" svg:width="0.381cm" svg:height="0.381cm" svg:x="7.521cm" svg:y="1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381cm" svg:height="0.381cm" svg:x="9.021cm" svg:y="1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7.761cm" svg:y1="15.225cm" svg:x2="7.731cm" svg:y2="11.541cm">
          <text:p/>
        </draw:line>
        <draw:line draw:style-name="gr7" draw:text-style-name="P8" draw:layer="layout" svg:x1="6.461cm" svg:y1="11.414cm" svg:x2="7.858cm" svg:y2="11.414cm">
          <text:p/>
        </draw:line>
        <draw:frame draw:style-name="gr10" draw:text-style-name="P12" draw:layer="layout" svg:width="1.044cm" svg:height="0.725cm" svg:x="6.442cm" svg:y="10.806cm">
          <draw:text-box>
            <text:p text:style-name="P11"><text:span text:style-name="T1">sB</text:span></text:p>
          </draw:text-box>
        </draw:frame>
        <draw:line draw:style-name="gr9" draw:text-style-name="P8" draw:layer="layout" svg:x1="9.25cm" svg:y1="15.226cm" svg:x2="9.255cm" svg:y2="10.525cm">
          <text:p/>
        </draw:line>
        <draw:line draw:style-name="gr7" draw:text-style-name="P8" draw:layer="layout" svg:x1="6.461cm" svg:y1="10.525cm" svg:x2="9.255cm" svg:y2="10.525cm">
          <text:p/>
        </draw:line>
        <draw:line draw:style-name="gr11" draw:text-style-name="P8" draw:layer="layout" svg:x1="10.653cm" svg:y1="15.227cm" svg:x2="10.652cm" svg:y2="9.509cm">
          <text:p/>
        </draw:line>
        <draw:line draw:style-name="gr7" draw:text-style-name="P8" draw:layer="layout" svg:x1="6.461cm" svg:y1="9.636cm" svg:x2="10.652cm" svg:y2="9.636cm">
          <text:p/>
        </draw:line>
        <draw:custom-shape draw:style-name="gr12" draw:text-style-name="P14" draw:layer="layout" svg:width="3.048cm" svg:height="1.397cm" svg:x="6.969cm" svg:y="7.604cm">
          <text:p text:style-name="P13"><text:span text:style-name="T4">sentA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6.334cm" svg:y1="8.747cm" svg:x2="10.652cm" svg:y2="8.747cm">
          <text:p/>
        </draw:line>
        <draw:frame draw:style-name="gr10" draw:text-style-name="P12" draw:layer="layout" svg:width="1.184cm" svg:height="0.725cm" svg:x="6.969cm" svg:y="9.89cm">
          <draw:text-box>
            <text:p text:style-name="P11"><text:span text:style-name="T1">sB`</text:span></text:p>
          </draw:text-box>
        </draw:frame>
        <draw:frame draw:style-name="gr10" draw:text-style-name="P12" draw:layer="layout" svg:width="1.323cm" svg:height="0.725cm" svg:x="7.477cm" svg:y="9.038cm">
          <draw:text-box>
            <text:p text:style-name="P11"><text:span text:style-name="T1">sB``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el Meneses Abad</meta:initial-creator>
    <meta:creation-date>2016-09-26T13:29:18.428544366</meta:creation-date>
    <dc:date>2016-09-26T14:06:59.936153733</dc:date>
    <dc:creator>Abel Meneses Abad</dc:creator>
    <meta:editing-duration>PT1M</meta:editing-duration>
    <meta:editing-cycles>1</meta:editing-cycles>
    <meta:document-statistic meta:object-count="30"/>
    <meta:generator>LibreOffice/5.1.4.2$Linux_X86_64 LibreOffice_project/10m0$Build-2</meta:generator>
  </office:meta>
</office:document-meta>
</file>